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B0000018063A2E527.png" manifest:media-type="image/png"/>
  <manifest:file-entry manifest:full-path="Pictures/100000010000039B00000392890D86C1.png" manifest:media-type="image/png"/>
  <manifest:file-entry manifest:full-path="Pictures/100000010000039F0000004B1F697684.png" manifest:media-type="image/png"/>
  <manifest:file-entry manifest:full-path="Pictures/10000001000003A00000023553E481AE.png" manifest:media-type="image/png"/>
  <manifest:file-entry manifest:full-path="Pictures/10000001000006DC000002D8C43018C2.png" manifest:media-type="image/png"/>
  <manifest:file-entry manifest:full-path="Pictures/10000001000003A00000023556C43B3F.png" manifest:media-type="image/png"/>
  <manifest:file-entry manifest:full-path="Pictures/10000001000003A200000184036E5FD5.png" manifest:media-type="image/png"/>
  <manifest:file-entry manifest:full-path="Pictures/100000010000039F0000004B4BAA4601.png" manifest:media-type="image/png"/>
  <manifest:file-entry manifest:full-path="Pictures/10000001000003930000005FBCCA738E.png" manifest:media-type="image/png"/>
  <manifest:file-entry manifest:full-path="Pictures/10000001000003A600000150CDF690D8.png" manifest:media-type="image/png"/>
  <manifest:file-entry manifest:full-path="Pictures/100000010000039200000162ED8DE6C9.png" manifest:media-type="image/png"/>
  <manifest:file-entry manifest:full-path="Pictures/100000010000037D00000180C3A162E4.png" manifest:media-type="image/png"/>
  <manifest:file-entry manifest:full-path="Pictures/10000001000003A20000016BACEDEE54.png" manifest:media-type="image/png"/>
  <manifest:file-entry manifest:full-path="Pictures/100000010000039C000002C4D5681EBF.png" manifest:media-type="image/png"/>
  <manifest:file-entry manifest:full-path="Pictures/100000010000039B0000038E0CFD45B0.png" manifest:media-type="image/png"/>
  <manifest:file-entry manifest:full-path="Pictures/100000010000032B00000060746F1D0E.png" manifest:media-type="image/png"/>
  <manifest:file-entry manifest:full-path="Pictures/10000001000003990000010E6128B7A4.png" manifest:media-type="image/png"/>
  <manifest:file-entry manifest:full-path="Pictures/10000001000003A20000016B79C7DD00.png" manifest:media-type="image/png"/>
  <manifest:file-entry manifest:full-path="Pictures/100000010000034B000003DAFD4D136F.png" manifest:media-type="image/png"/>
  <manifest:file-entry manifest:full-path="Pictures/100000010000039F0000004B9E6DF2CA.png" manifest:media-type="image/png"/>
  <manifest:file-entry manifest:full-path="Pictures/10000001000002EF00000380D263B2DD.png" manifest:media-type="image/png"/>
  <manifest:file-entry manifest:full-path="Pictures/100000010000039D00000068098ACFE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0f1a1e" officeooo:paragraph-rsid="000f1a1e"/>
    </style:style>
    <style:style style:name="P2" style:family="paragraph" style:parent-style-name="Heading_20_2">
      <style:text-properties fo:font-size="24pt" officeooo:paragraph-rsid="000f1a1e" style:font-size-asian="24pt" style:font-size-complex="24pt"/>
    </style:style>
    <style:style style:name="P3" style:family="paragraph" style:parent-style-name="Preformatted_20_Text">
      <style:paragraph-properties fo:margin-left="0in" fo:margin-right="0in" fo:text-indent="0in" style:auto-text-indent="false"/>
    </style:style>
    <style:style style:name="P4" style:family="paragraph" style:parent-style-name="Standard">
      <style:text-properties officeooo:rsid="000f1a1e" officeooo:paragraph-rsid="000f1a1e"/>
    </style:style>
    <style:style style:name="P5" style:family="paragraph" style:parent-style-name="Standard">
      <style:text-properties officeooo:paragraph-rsid="000f1a1e"/>
    </style:style>
    <style:style style:name="P6" style:family="paragraph" style:parent-style-name="Standard">
      <style:text-properties fo:font-size="26pt" fo:font-weight="bold" officeooo:rsid="000f1a1e" officeooo:paragraph-rsid="000f1a1e" style:font-size-asian="26pt" style:font-weight-asian="bold" style:font-size-complex="26pt" style:font-weight-complex="bold"/>
    </style:style>
    <style:style style:name="P7" style:family="paragraph" style:parent-style-name="Standard">
      <style:text-properties fo:font-size="26pt" fo:font-weight="bold" officeooo:rsid="0013a312" officeooo:paragraph-rsid="0013a312" style:font-size-asian="26pt" style:font-weight-asian="bold" style:font-size-complex="26pt" style:font-weight-complex="bold"/>
    </style:style>
    <style:style style:name="P8" style:family="paragraph" style:parent-style-name="Standard">
      <style:text-properties fo:font-size="24pt" fo:font-weight="bold" officeooo:rsid="000f1a1e" officeooo:paragraph-rsid="000f1a1e" style:font-size-asian="24pt" style:font-weight-asian="bold" style:font-size-complex="24pt" style:font-weight-complex="bold"/>
    </style:style>
    <style:style style:name="P9" style:family="paragraph" style:parent-style-name="Standard">
      <style:text-properties fo:font-size="24pt" fo:font-weight="bold" officeooo:rsid="000f1a1e" officeooo:paragraph-rsid="0014b7ab" style:font-size-asian="24pt" style:font-weight-asian="bold" style:font-size-complex="24pt" style:font-weight-complex="bold"/>
    </style:style>
    <style:style style:name="P10" style:family="paragraph" style:parent-style-name="Standard">
      <style:text-properties fo:font-size="24pt" officeooo:rsid="000f1a1e" officeooo:paragraph-rsid="000f1a1e" style:font-size-asian="24pt" style:font-size-complex="24pt"/>
    </style:style>
    <style:style style:name="P11" style:family="paragraph" style:parent-style-name="Text_20_body">
      <style:paragraph-properties fo:margin-left="0in" fo:margin-right="0in" fo:text-indent="0in" style:auto-text-indent="false"/>
    </style:style>
    <style:style style:name="T1" style:family="text">
      <style:text-properties officeooo:rsid="000f1a1e"/>
    </style:style>
    <style:style style:name="T2" style:family="text">
      <style:text-properties officeooo:rsid="0014b7ab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officeooo:rsid="0014b7ab" style:font-size-asian="24pt" style:font-size-complex="2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99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5" draw:name="Image1" text:anchor-type="char" svg:x="-0.5465in" svg:y="-0.7874in" svg:width="7.8744in" svg:height="6.1646in" draw:z-index="0"><draw:image xlink:href="Pictures/10000001000006DC000002D8C43018C2.png" xlink:type="simple" xlink:show="embed" xlink:actuate="onLoad" draw:mime-type="image/png"/></draw:frame>Solve the lap of day 1</text:p>
      <text:p text:style-name="P4"><draw:frame draw:style-name="fr4" draw:name="Image2" text:anchor-type="char" svg:x="-0.7866in" svg:y="0.1752in" svg:width="8.2673in" svg:height="3.7535in" draw:z-index="1"><draw:image xlink:href="Pictures/100000010000039200000162ED8DE6C9.png" xlink:type="simple" xlink:show="embed" xlink:actuate="onLoad" draw:mime-type="image/png"/></draw:frame></text:p>
      <text:p text:style-name="P4"/>
      <text:p text:style-name="P4"/>
      <text:p text:style-name="P4"><text:soft-page-break/></text:p>
      <text:p text:style-name="P4"><draw:frame draw:style-name="fr4" draw:name="Image3" text:anchor-type="char" svg:x="-0.7874in" svg:y="-0.5035in" svg:width="8.2681in" svg:height="3.4492in" draw:z-index="2"><draw:image xlink:href="Pictures/10000001000003A200000184036E5FD5.png" xlink:type="simple" xlink:show="embed" xlink:actuate="onLoad" draw:mime-type="image/png"/></draw:frame></text:p>
      <text:p text:style-name="P4"><draw:frame draw:style-name="fr4" draw:name="Image4" text:anchor-type="char" svg:x="-0.4736in" svg:y="0.5256in" svg:width="7.4807in" svg:height="3.8638in" draw:z-index="3"><draw:image xlink:href="Pictures/100000010000037D00000180C3A162E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5" text:anchor-type="char" svg:width="6.6929in" svg:height="6.5984in" draw:z-index="4"><draw:image xlink:href="Pictures/100000010000039B0000038E0CFD45B0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><draw:frame draw:style-name="fr1" draw:name="Image6" text:anchor-type="char" svg:width="6.6929in" svg:height="2.6118in" draw:z-index="5"><draw:image xlink:href="Pictures/10000001000003A20000016B79C7DD00.png" xlink:type="simple" xlink:show="embed" xlink:actuate="onLoad" draw:mime-type="image/png"/></draw:frame><text:soft-page-break/></text:p>
      <text:p text:style-name="P4"/>
      <text:p text:style-name="P4"><draw:frame draw:style-name="fr1" draw:name="Image7" text:anchor-type="char" svg:width="6.6929in" svg:height="2.6118in" draw:z-index="6"><draw:image xlink:href="Pictures/10000001000003A20000016BACEDEE54.png" xlink:type="simple" xlink:show="embed" xlink:actuate="onLoad" draw:mime-type="image/png"/></draw:frame></text:p>
      <text:p text:style-name="P4"/>
      <text:p text:style-name="P4"/>
      <text:p text:style-name="P4"><draw:frame draw:style-name="fr2" draw:name="Image8" text:anchor-type="char" svg:width="6.6929in" svg:height="5.128in" draw:z-index="7"><draw:image xlink:href="Pictures/100000010000039C000002C4D5681EBF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9" text:anchor-type="char" svg:width="6.6929in" svg:height="0.6945in" draw:z-index="8"><draw:image xlink:href="Pictures/10000001000003930000005FBCCA738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10" text:anchor-type="char" svg:width="6.6929in" svg:height="7.9846in" draw:z-index="9"><draw:image xlink:href="Pictures/10000001000002EF00000380D263B2DD.png" xlink:type="simple" xlink:show="embed" xlink:actuate="onLoad" draw:mime-type="image/png"/></draw:frame></text:p>
      <text:p text:style-name="P4"><draw:frame draw:style-name="fr1" draw:name="Image11" text:anchor-type="char" svg:width="6.6929in" svg:height="0.7917in" draw:z-index="10"><draw:image xlink:href="Pictures/100000010000032B00000060746F1D0E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><draw:frame draw:style-name="fr1" draw:name="Image12" text:anchor-type="char" svg:width="6.6929in" svg:height="7.828in" draw:z-index="11"><draw:image xlink:href="Pictures/100000010000034B000003DAFD4D136F.png" xlink:type="simple" xlink:show="embed" xlink:actuate="onLoad" draw:mime-type="image/png"/></draw:frame></text:p>
      <text:p text:style-name="P4"/>
      <text:p text:style-name="P6"><draw:frame draw:style-name="fr3" draw:name="Image13" text:anchor-type="char" svg:width="7.5764in" svg:height="1.2264in" draw:z-index="12"><draw:image xlink:href="Pictures/100000010000039D00000068098ACFEC.png" xlink:type="simple" xlink:show="embed" xlink:actuate="onLoad" draw:mime-type="image/png"/></draw:frame><text:soft-page-break/></text:p>
      <text:p text:style-name="P7">updating</text:p>
      <text:p text:style-name="P4"><draw:frame draw:style-name="fr3" draw:name="Image14" text:anchor-type="char" svg:width="7.6965in" svg:height="5.1362in" draw:z-index="13"><draw:image xlink:href="Pictures/10000001000003A00000023556C43B3F.png" xlink:type="simple" xlink:show="embed" xlink:actuate="onLoad" draw:mime-type="image/png"/></draw:frame></text:p>
      <text:p text:style-name="P4"/>
      <text:p text:style-name="P4"><draw:frame draw:style-name="fr2" draw:name="Image15" text:anchor-type="char" svg:width="6.6929in" svg:height="4.0744in" draw:z-index="14"><draw:image xlink:href="Pictures/10000001000003A00000023553E481AE.png" xlink:type="simple" xlink:show="embed" xlink:actuate="onLoad" draw:mime-type="image/png"/></draw:frame><text:soft-page-break/></text:p>
      <text:p text:style-name="P4"/>
      <text:p text:style-name="P4"/>
      <text:p text:style-name="P4"><draw:frame draw:style-name="fr3" draw:name="Image16" text:anchor-type="char" svg:width="7.7772in" svg:height="3.0626in" draw:z-index="15"><draw:image xlink:href="Pictures/10000001000003990000010E6128B7A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><text:soft-page-break/></text:p>
      <text:p text:style-name="P9"><draw:frame draw:style-name="fr3" draw:name="Image17" text:anchor-type="char" svg:width="7.4807in" svg:height="1.8634in" draw:z-index="16"><draw:image xlink:href="Pictures/100000010000039F0000004B9E6DF2C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draw:frame draw:style-name="fr3" draw:name="Image18" text:anchor-type="char" svg:width="7.4807in" svg:height="1.7244in" draw:z-index="17"><draw:image xlink:href="Pictures/100000010000039F0000004B1F697684.png" xlink:type="simple" xlink:show="embed" xlink:actuate="onLoad" draw:mime-type="image/png"/></draw:frame></text:p>
      <text:p text:style-name="P5"><draw:frame draw:style-name="fr3" draw:name="Image19" text:anchor-type="char" svg:width="7.7252in" svg:height="1.3217in" draw:z-index="18"><draw:image xlink:href="Pictures/100000010000039F0000004B4BAA4601.png" xlink:type="simple" xlink:show="embed" xlink:actuate="onLoad" draw:mime-type="image/png"/></draw:frame><text:span text:style-name="Source_20_Text"><text:span text:style-name="T3"/></text:span></text:p>
      <text:p text:style-name="P10"/>
      <text:p text:style-name="P4"/>
      <text:p text:style-name="P5"><text:span text:style-name="Source_20_Text"/></text:p>
      <text:p text:style-name="P4"/>
      <text:p text:style-name="P4"/>
      <text:p text:style-name="P4"/>
      <text:p text:style-name="P4"><draw:frame draw:style-name="fr2" draw:name="Image20" text:anchor-type="char" svg:width="6.6929in" svg:height="6.628in" draw:z-index="19"><draw:image xlink:href="Pictures/100000010000039B00000392890D86C1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><draw:frame draw:style-name="fr1" draw:name="Image21" text:anchor-type="char" svg:width="6.6929in" svg:height="2.4075in" draw:z-index="20"><draw:image xlink:href="Pictures/10000001000003A600000150CDF690D8.png" xlink:type="simple" xlink:show="embed" xlink:actuate="onLoad" draw:mime-type="image/png"/></draw:frame></text:p>
      <text:p text:style-name="P4"><draw:frame draw:style-name="fr1" draw:name="Image22" text:anchor-type="char" svg:width="6.6929in" svg:height="2.7839in" draw:z-index="21"><draw:image xlink:href="Pictures/100000010000039B0000018063A2E527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5T20:44:17.845384501</meta:creation-date>
    <dc:date>2026-01-25T23:21:47.585885033</dc:date>
    <meta:editing-duration>PT10M51S</meta:editing-duration>
    <meta:editing-cycles>1</meta:editing-cycles>
    <meta:document-statistic meta:table-count="0" meta:image-count="22" meta:object-count="0" meta:page-count="14" meta:paragraph-count="2" meta:word-count="7" meta:character-count="30" meta:non-whitespace-character-count="25"/>
    <meta:generator>LibreOffice/24.2.7.2$Linux_X86_64 LibreOffice_project/420$Build-2</meta:generator>
  </office:meta>
</office:document-meta>
</file>